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116"/>
    <style:style style:name="ce2" style:family="table-cell" style:parent-style-name="Default" style:data-style-name="N15118"/>
    <style:style style:name="ce3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Α [°]</text:p>
          </table:table-cell>
          <table:table-cell table:style-name="Default" office:value-type="string">
            <text:p>ip [μA]</text:p>
          </table:table-cell>
          <table:table-cell table:style-name="Default" office:value-type="string">
            <text:p>is [μA]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Ip [μA] error</text:p>
          </table:table-cell>
          <table:table-cell table:style-name="ce3" office:value-type="string">
            <text:p><text:span text:style-name="T1">Is [μA] error</text:span></text:p>
          </table:table-cell>
          <table:table-cell table:style-name="ce3" office:value-type="string">
            <text:p>E error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.0</text:p>
          </table:table-cell>
          <table:table-cell office:value-type="float" office:value="10.9">
            <text:p>10.9</text:p>
          </table:table-cell>
          <table:table-cell table:formula="of:=([.B2]-[.C2])/([.B2]+[.C2])" office:value-type="float" office:value="0.270903010033445">
            <text:p>0.271</text:p>
          </table:table-cell>
          <table:table-cell table:formula="of:=ROUNDUP(0.015*[.B2]+0.1; 1)" office:value-type="float" office:value="0.4">
            <text:p>0.4</text:p>
          </table:table-cell>
          <table:table-cell table:formula="of:=ROUNDUP(0.015*[.C2]+0.1; 1)" office:value-type="float" office:value="0.3">
            <text:p>0.3</text:p>
          </table:table-cell>
          <table:table-cell table:formula="of:=ROUNDUP(2*(0.015 + 0.1)/([.B2]+[.C2]);3)" office:value-type="float" office:value="0.008">
            <text:p>0,0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">
            <text:p>26.0</text:p>
          </table:table-cell>
          <table:table-cell office:value-type="float" office:value="7.5">
            <text:p>7.5</text:p>
          </table:table-cell>
          <table:table-cell table:formula="of:=([.B3]-[.C3])/([.B3]+[.C3])" office:value-type="float" office:value="0.552238805970149">
            <text:p>0.552</text:p>
          </table:table-cell>
          <table:table-cell table:formula="of:=ROUNDUP(0.015*[.B3]+0.1; 1)" office:value-type="float" office:value="0.5">
            <text:p>0.5</text:p>
          </table:table-cell>
          <table:table-cell table:formula="of:=ROUNDUP(0.015*[.C3]+0.1; 1)" office:value-type="float" office:value="0.3">
            <text:p>0.3</text:p>
          </table:table-cell>
          <table:table-cell table:formula="of:=ROUNDUP(2*(0.015 + 0.1)/([.B3]+[.C3]);3)" office:value-type="float" office:value="0.007">
            <text:p>0,00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.2">
            <text:p>31.2</text:p>
          </table:table-cell>
          <table:table-cell office:value-type="float" office:value="3">
            <text:p>3.0</text:p>
          </table:table-cell>
          <table:table-cell table:formula="of:=([.B4]-[.C4])/([.B4]+[.C4])" office:value-type="float" office:value="0.824561403508772">
            <text:p>0.825</text:p>
          </table:table-cell>
          <table:table-cell table:formula="of:=ROUNDUP(0.015*[.B4]+0.1; 1)" office:value-type="float" office:value="0.6">
            <text:p>0.6</text:p>
          </table:table-cell>
          <table:table-cell table:formula="of:=ROUNDUP(0.015*[.C4]+0.1; 1)" office:value-type="float" office:value="0.2">
            <text:p>0.2</text:p>
          </table:table-cell>
          <table:table-cell table:formula="of:=ROUNDUP(2*(0.015 + 0.1)/([.B4]+[.C4]);3)" office:value-type="float" office:value="0.007">
            <text:p>0,0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">
            <text:p>49.0</text:p>
          </table:table-cell>
          <table:table-cell office:value-type="float" office:value="0.6">
            <text:p>0.6</text:p>
          </table:table-cell>
          <table:table-cell table:formula="of:=([.B5]-[.C5])/([.B5]+[.C5])" office:value-type="float" office:value="0.975806451612903">
            <text:p>0.976</text:p>
          </table:table-cell>
          <table:table-cell table:formula="of:=ROUNDUP(0.015*[.B5]+0.1; 1)" office:value-type="float" office:value="0.9">
            <text:p>0.9</text:p>
          </table:table-cell>
          <table:table-cell table:formula="of:=ROUNDUP(0.015*[.C5]+0.1; 1)" office:value-type="float" office:value="0.2">
            <text:p>0.2</text:p>
          </table:table-cell>
          <table:table-cell table:formula="of:=ROUNDUP(2*(0.015 + 0.1)/([.B5]+[.C5]);3)" office:value-type="float" office:value="0.005">
            <text:p>0,00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3.7">
            <text:p>63.7</text:p>
          </table:table-cell>
          <table:table-cell office:value-type="float" office:value="0.5">
            <text:p>0.5</text:p>
          </table:table-cell>
          <table:table-cell table:formula="of:=([.B6]-[.C6])/([.B6]+[.C6])" office:value-type="float" office:value="0.984423676012461">
            <text:p>0.984</text:p>
          </table:table-cell>
          <table:table-cell table:formula="of:=ROUNDUP(0.015*[.B6]+0.1; 1)" office:value-type="float" office:value="1.1">
            <text:p>1.1</text:p>
          </table:table-cell>
          <table:table-cell table:formula="of:=ROUNDUP(0.015*[.C6]+0.1; 1)" office:value-type="float" office:value="0.2">
            <text:p>0.2</text:p>
          </table:table-cell>
          <table:table-cell table:formula="of:=ROUNDUP(2*(0.015 + 0.1)/([.B6]+[.C6]);3)" office:value-type="float" office:value="0.004">
            <text:p>0,00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.4">
            <text:p>59.4</text:p>
          </table:table-cell>
          <table:table-cell office:value-type="float" office:value="0.5">
            <text:p>0.5</text:p>
          </table:table-cell>
          <table:table-cell table:formula="of:=([.B7]-[.C7])/([.B7]+[.C7])" office:value-type="float" office:value="0.98330550918197">
            <text:p>0.983</text:p>
          </table:table-cell>
          <table:table-cell table:formula="of:=ROUNDUP(0.015*[.B7]+0.1; 1)" office:value-type="float" office:value="1">
            <text:p>1.0</text:p>
          </table:table-cell>
          <table:table-cell table:formula="of:=ROUNDUP(0.015*[.C7]+0.1; 1)" office:value-type="float" office:value="0.2">
            <text:p>0.2</text:p>
          </table:table-cell>
          <table:table-cell table:formula="of:=ROUNDUP(2*(0.015 + 0.1)/([.B7]+[.C7]);3)" office:value-type="float" office:value="0.004">
            <text:p>0,00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.8">
            <text:p>63.8</text:p>
          </table:table-cell>
          <table:table-cell office:value-type="float" office:value="0.4">
            <text:p>0.4</text:p>
          </table:table-cell>
          <table:table-cell table:formula="of:=([.B8]-[.C8])/([.B8]+[.C8])" office:value-type="float" office:value="0.987538940809969">
            <text:p>0.988</text:p>
          </table:table-cell>
          <table:table-cell table:formula="of:=ROUNDUP(0.015*[.B8]+0.1; 1)" office:value-type="float" office:value="1.1">
            <text:p>1.1</text:p>
          </table:table-cell>
          <table:table-cell table:formula="of:=ROUNDUP(0.015*[.C8]+0.1; 1)" office:value-type="float" office:value="0.2">
            <text:p>0.2</text:p>
          </table:table-cell>
          <table:table-cell table:formula="of:=ROUNDUP(2*(0.015 + 0.1)/([.B8]+[.C8]);3)" office:value-type="float" office:value="0.004">
            <text:p>0,00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4.6">
            <text:p>74.6</text:p>
          </table:table-cell>
          <table:table-cell office:value-type="float" office:value="0.4">
            <text:p>0.4</text:p>
          </table:table-cell>
          <table:table-cell table:formula="of:=([.B9]-[.C9])/([.B9]+[.C9])" office:value-type="float" office:value="0.989333333333333">
            <text:p>0.989</text:p>
          </table:table-cell>
          <table:table-cell table:formula="of:=ROUNDUP(0.015*[.B9]+0.1; 1)" office:value-type="float" office:value="1.3">
            <text:p>1.3</text:p>
          </table:table-cell>
          <table:table-cell table:formula="of:=ROUNDUP(0.015*[.C9]+0.1; 1)" office:value-type="float" office:value="0.2">
            <text:p>0.2</text:p>
          </table:table-cell>
          <table:table-cell table:formula="of:=ROUNDUP(2*(0.015 + 0.1)/([.B9]+[.C9]);3)" office:value-type="float" office:value="0.004">
            <text:p>0,00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9.9">
            <text:p>69.9</text:p>
          </table:table-cell>
          <table:table-cell office:value-type="float" office:value="0.5">
            <text:p>0.5</text:p>
          </table:table-cell>
          <table:table-cell table:formula="of:=([.B10]-[.C10])/([.B10]+[.C10])" office:value-type="float" office:value="0.985795454545455">
            <text:p>0.986</text:p>
          </table:table-cell>
          <table:table-cell table:formula="of:=ROUNDUP(0.015*[.B10]+0.1; 1)" office:value-type="float" office:value="1.2">
            <text:p>1.2</text:p>
          </table:table-cell>
          <table:table-cell table:formula="of:=ROUNDUP(0.015*[.C10]+0.1; 1)" office:value-type="float" office:value="0.2">
            <text:p>0.2</text:p>
          </table:table-cell>
          <table:table-cell table:formula="of:=ROUNDUP(2*(0.015 + 0.1)/([.B10]+[.C10]);3)" office:value-type="float" office:value="0.004">
            <text:p>0,00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8">
            <text:p>88.0</text:p>
          </table:table-cell>
          <table:table-cell office:value-type="float" office:value="0.5">
            <text:p>0.5</text:p>
          </table:table-cell>
          <table:table-cell table:formula="of:=([.B11]-[.C11])/([.B11]+[.C11])" office:value-type="float" office:value="0.988700564971751">
            <text:p>0.989</text:p>
          </table:table-cell>
          <table:table-cell table:formula="of:=ROUNDUP(0.015*[.B11]+0.1; 1)" office:value-type="float" office:value="1.5">
            <text:p>1.5</text:p>
          </table:table-cell>
          <table:table-cell table:formula="of:=ROUNDUP(0.015*[.C11]+0.1; 1)" office:value-type="float" office:value="0.2">
            <text:p>0.2</text:p>
          </table:table-cell>
          <table:table-cell table:formula="of:=ROUNDUP(2*(0.015 + 0.1)/([.B11]+[.C11]);3)" office:value-type="float" office:value="0.003">
            <text:p>0,00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6.2">
            <text:p>96.2</text:p>
          </table:table-cell>
          <table:table-cell office:value-type="float" office:value="0.7">
            <text:p>0.7</text:p>
          </table:table-cell>
          <table:table-cell table:formula="of:=([.B12]-[.C12])/([.B12]+[.C12])" office:value-type="float" office:value="0.985552115583075">
            <text:p>0.986</text:p>
          </table:table-cell>
          <table:table-cell table:formula="of:=ROUNDUP(0.015*[.B12]+0.1; 1)" office:value-type="float" office:value="1.6">
            <text:p>1.6</text:p>
          </table:table-cell>
          <table:table-cell table:formula="of:=ROUNDUP(0.015*[.C12]+0.1; 1)" office:value-type="float" office:value="0.2">
            <text:p>0.2</text:p>
          </table:table-cell>
          <table:table-cell table:formula="of:=ROUNDUP(2*(0.015 + 0.1)/([.B12]+[.C12]);3)" office:value-type="float" office:value="0.003">
            <text:p>0,0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1.2">
            <text:p>161.2</text:p>
          </table:table-cell>
          <table:table-cell office:value-type="float" office:value="14.8">
            <text:p>14.8</text:p>
          </table:table-cell>
          <table:table-cell table:formula="of:=([.B13]-[.C13])/([.B13]+[.C13])" office:value-type="float" office:value="0.831818181818182">
            <text:p>0.832</text:p>
          </table:table-cell>
          <table:table-cell table:formula="of:=ROUNDUP(0.015*[.B13]+0.1; 1)" office:value-type="float" office:value="2.6">
            <text:p>2.6</text:p>
          </table:table-cell>
          <table:table-cell table:formula="of:=ROUNDUP(0.015*[.C13]+0.1; 1)" office:value-type="float" office:value="0.4">
            <text:p>0.4</text:p>
          </table:table-cell>
          <table:table-cell table:formula="of:=ROUNDUP(2*(0.015 + 0.1)/([.B13]+[.C13]);3)" office:value-type="float" office:value="0.002">
            <text:p>0,00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9.1">
            <text:p>209.1</text:p>
          </table:table-cell>
          <table:table-cell office:value-type="float" office:value="69.1">
            <text:p>69.1</text:p>
          </table:table-cell>
          <table:table-cell table:formula="of:=([.B14]-[.C14])/([.B14]+[.C14])" office:value-type="float" office:value="0.503235082674335">
            <text:p>0.503</text:p>
          </table:table-cell>
          <table:table-cell table:formula="of:=ROUNDUP(0.015*[.B14]+0.1; 1)" office:value-type="float" office:value="3.3">
            <text:p>3.3</text:p>
          </table:table-cell>
          <table:table-cell table:formula="of:=ROUNDUP(0.015*[.C14]+0.1; 1)" office:value-type="float" office:value="1.2">
            <text:p>1.2</text:p>
          </table:table-cell>
          <table:table-cell table:formula="of:=ROUNDUP(2*(0.015 + 0.1)/([.B14]+[.C14]);3)" office:value-type="float" office:value="0.001">
            <text:p>0,001</text:p>
          </table:table-cell>
        </table:table-row>
        <table:table-row table:style-name="ro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5116" number:language="en" number:country="US">
      <number:number number:decimal-places="1" number:min-integer-digits="1"/>
    </number:number-style>
    <number:number-style style:name="N15117" number:language="en" number:country="US">
      <number:number number:decimal-places="4" number:min-integer-digits="1"/>
    </number:number-style>
    <number:number-style style:name="N15118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3-20T14:45:30</meta:creation-date>
    <dc:date>2013-03-21T01:48:33</dc:date>
    <dc:creator>Krzysiek </dc:creator>
    <meta:editing-duration>PT3H34M21S</meta:editing-duration>
    <meta:editing-cycles>4</meta:editing-cycles>
    <meta:generator>LibreOffice/3.6$Linux_x86 LibreOffice_project/360m1$Build-2</meta:generator>
    <meta:document-statistic meta:table-count="1" meta:cell-count="98" meta:object-count="0"/>
  </office:meta>
</office:document-meta>
</file>